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 calcext:value-type="string">
            <text:p>Arbeitszeit gesamt:</text:p>
          </table:table-cell>
          <table:table-cell table:style-name="ce11" table:formula="of:=SUM([.C9:.C41])" office:value-type="float" office:value="52.85" calcext:value-type="float">
            <text:p>52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2" office:value-type="string" calcext:value-type="string">
            <text:p>Datum</text:p>
          </table:table-cell>
          <table:table-cell table:style-name="ce16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3" office:value-type="date" office:date-value="2015-03-23" calcext:value-type="date">
            <text:p>23.03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4" office:value-type="date" office:date-value="2015-03-24" calcext:value-type="date">
            <text:p>24.03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3-26" calcext:value-type="date">
            <text:p>26.03.15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3-30" calcext:value-type="date">
            <text:p>30.03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4-03" calcext:value-type="date">
            <text:p>03.04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13" calcext:value-type="date">
            <text:p>13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0" calcext:value-type="date">
            <text:p>20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4" office:value-type="date" office:date-value="2015-04-21" calcext:value-type="date">
            <text:p>21.04.15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7" calcext:value-type="date">
            <text:p>27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4" office:value-type="date" office:date-value="2015-04-28" calcext:value-type="date">
            <text:p>28.04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4" office:value-type="date" office:date-value="2015-04-29" calcext:value-type="date">
            <text:p>29.04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5-04" calcext:value-type="date">
            <text:p>04.05.15</text:p>
          </table:table-cell>
          <table:table-cell table:style-name="ce17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4" office:value-type="date" office:date-value="2015-05-07" calcext:value-type="date">
            <text:p>07.05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4" office:value-type="date" office:date-value="2015-05-11" calcext:value-type="date">
            <text:p>11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4" office:value-type="date" office:date-value="2015-05-13" calcext:value-type="date">
            <text:p>13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'MotorController' – Threads angepass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'MotorController' – Hardwareschnittstelle eingefüg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4" calcext:value-type="date">
            <text:p>24.06.15</text:p>
          </table:table-cell>
          <table:table-cell table:style-name="ce17" office:value-type="float" office:value="5" calcext:value-type="float">
            <text:p>5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5" calcext:value-type="date">
            <text:p>25.06.15</text:p>
          </table:table-cell>
          <table:table-cell table:style-name="ce17" office:value-type="float" office:value="9" calcext:value-type="float">
            <text:p>9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1" calcext:value-type="date">
            <text:p>01.07.15</text:p>
          </table:table-cell>
          <table:table-cell table:style-name="ce17" office:value-type="float" office:value="4" calcext:value-type="float">
            <text:p>4,00</text:p>
          </table:table-cell>
          <table:table-cell table:number-columns-repeated="102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.00.0000</text:date>, <text:time style:data-style-name="N2" text:time-value="14:18:54.9214070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1T14:19:28.863786058</dc:date>
    <meta:editing-duration>PT20M37S</meta:editing-duration>
    <meta:editing-cycles>8</meta:editing-cycles>
    <meta:generator>LibreOffice/4.3.7.2$Linux_X86_64 LibreOffice_project/430m0$Build-2</meta:generator>
    <meta:document-statistic meta:table-count="3" meta:cell-count="84" meta:object-count="0"/>
  </office:meta>
</office:document-meta>
</file>